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1.163cm"/>
    </style:style>
    <style:style style:name="gr3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43cm"/>
    </style:style>
    <style:style style:name="P1" style:family="paragraph">
      <style:paragraph-properties fo:text-align="center"/>
      <style:text-properties fo:font-size="9pt" style:font-size-asian="18pt" style:font-size-complex="18pt"/>
    </style:style>
    <style:style style:name="P2" style:family="paragraph">
      <style:text-properties fo:font-size="9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694cm" svg:y1="15.784cm" svg:x2="2.615cm" svg:y2="15.784cm">
            <text:p/>
          </draw:line>
          <draw:frame draw:style-name="gr2" draw:text-style-name="P2" draw:layer="layout" svg:width="1.408cm" svg:height="1.413cm" svg:x="2.264cm" svg:y="15.026cm">
            <draw:text-box>
              <text:p><text:span text:style-name="T1">CAN</text:span></text:p>
            </draw:text-box>
          </draw:frame>
        </draw:g>
        <draw:g>
          <draw:rect draw:style-name="gr3" draw:text-style-name="P1" draw:layer="layout" svg:width="2.295cm" svg:height="1.161cm" svg:x="7.883cm" svg:y="19.7cm">
            <text:p text:style-name="P3"><text:span text:style-name="T1">LEDs</text:span></text:p>
          </draw:rect>
          <draw:rect draw:style-name="gr3" draw:text-style-name="P1" draw:layer="layout" svg:width="3.214cm" svg:height="1.517cm" svg:x="8.8cm" svg:y="17.045cm">
            <text:p text:style-name="P3"><text:span text:style-name="T1">I/O Node</text:span></text:p>
            <text:p text:style-name="P3"><text:span text:style-name="T1">(Leduino)</text:span></text:p>
          </draw:rect>
          <draw:rect draw:style-name="gr3" draw:text-style-name="P1" draw:layer="layout" svg:width="2.295cm" svg:height="1.161cm" svg:x="10.554cm" svg:y="19.699cm">
            <text:p text:style-name="P3"><text:span text:style-name="T1">Switch/Button</text:span></text:p>
          </draw:rect>
          <draw:custom-shape draw:style-name="gr4" draw:text-style-name="P1" draw:layer="layout" svg:width="0.46cm" svg:height="1.138cm" svg:x="10.177cm" svg:y="15.90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372cm" svg:height="1.025cm" svg:x="10.854cm" svg:y="18.60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3" draw:layer="layout" svg:width="0.372cm" svg:height="1.025cm" svg:x="9.471cm" svg:y="18.601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rect draw:style-name="gr3" draw:text-style-name="P1" draw:layer="layout" svg:width="2.295cm" svg:height="1.161cm" svg:x="2.264cm" svg:y="19.7cm">
            <text:p text:style-name="P3"><text:span text:style-name="T1">LEDs</text:span></text:p>
          </draw:rect>
          <draw:rect draw:style-name="gr3" draw:text-style-name="P1" draw:layer="layout" svg:width="3.214cm" svg:height="1.517cm" svg:x="3.181cm" svg:y="17.045cm">
            <text:p text:style-name="P3"><text:span text:style-name="T1">I/O Node</text:span></text:p>
            <text:p text:style-name="P3"><text:span text:style-name="T1">(Leduino)</text:span></text:p>
          </draw:rect>
          <draw:rect draw:style-name="gr3" draw:text-style-name="P1" draw:layer="layout" svg:width="2.295cm" svg:height="1.161cm" svg:x="4.935cm" svg:y="19.699cm">
            <text:p text:style-name="P3"><text:span text:style-name="T1">Switch/Button</text:span></text:p>
          </draw:rect>
          <draw:custom-shape draw:style-name="gr4" draw:text-style-name="P1" draw:layer="layout" svg:width="0.46cm" svg:height="1.138cm" svg:x="4.558cm" svg:y="15.90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372cm" svg:height="1.025cm" svg:x="5.235cm" svg:y="18.60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3" draw:layer="layout" svg:width="0.372cm" svg:height="1.025cm" svg:x="3.852cm" svg:y="18.601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rect draw:style-name="gr3" draw:text-style-name="P1" draw:layer="layout" svg:width="2.295cm" svg:height="1.161cm" svg:x="13.335cm" svg:y="19.7cm">
            <text:p text:style-name="P3"><text:span text:style-name="T1">LEDs</text:span></text:p>
          </draw:rect>
          <draw:rect draw:style-name="gr3" draw:text-style-name="P1" draw:layer="layout" svg:width="3.214cm" svg:height="1.517cm" svg:x="14.252cm" svg:y="17.045cm">
            <text:p text:style-name="P3"><text:span text:style-name="T1">I/O Node</text:span></text:p>
            <text:p text:style-name="P3"><text:span text:style-name="T1">(Leduino)</text:span></text:p>
          </draw:rect>
          <draw:rect draw:style-name="gr3" draw:text-style-name="P1" draw:layer="layout" svg:width="2.295cm" svg:height="1.161cm" svg:x="16.006cm" svg:y="19.699cm">
            <text:p text:style-name="P3"><text:span text:style-name="T1">Switch/Button</text:span></text:p>
          </draw:rect>
          <draw:custom-shape draw:style-name="gr4" draw:text-style-name="P1" draw:layer="layout" svg:width="0.46cm" svg:height="1.138cm" svg:x="15.629cm" svg:y="15.90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372cm" svg:height="1.025cm" svg:x="16.306cm" svg:y="18.60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3" draw:layer="layout" svg:width="0.372cm" svg:height="1.025cm" svg:x="14.923cm" svg:y="18.601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line draw:style-name="gr1" draw:text-style-name="P1" draw:layer="layout" svg:x1="18.247cm" svg:y1="6.023cm" svg:x2="2.315cm" svg:y2="6.023cm">
          <text:p/>
        </draw:line>
        <draw:frame draw:style-name="gr5" draw:text-style-name="P2" draw:layer="layout" svg:width="2.123cm" svg:height="0.893cm" svg:x="1.962cm" svg:y="5.263cm">
          <draw:text-box>
            <text:p><text:span text:style-name="T1">Ethernet</text:span></text:p>
          </draw:text-box>
        </draw:frame>
        <draw:custom-shape draw:style-name="gr4" draw:text-style-name="P1" draw:layer="layout" svg:width="0.403cm" svg:height="6.97cm" svg:x="4.049cm" svg:y="8.75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1" draw:layer="layout" svg:width="3.186cm" svg:height="1.517cm" svg:x="2.67cm" svg:y="7.159cm">
          <text:p text:style-name="P3"><text:span text:style-name="T1">Ethernet-CAN</text:span></text:p>
          <text:p text:style-name="P3"><text:span text:style-name="T1">Gateway</text:span></text:p>
        </draw:rect>
        <draw:custom-shape draw:style-name="gr4" draw:text-style-name="P1" draw:layer="layout" svg:width="0.279cm" svg:height="1.136cm" svg:x="4.161cm" svg:y="6.02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line draw:style-name="gr1" draw:text-style-name="P1" draw:layer="layout" svg:x1="19.475cm" svg:y1="15.785cm" svg:x2="11.396cm" svg:y2="15.785cm">
            <text:p/>
          </draw:line>
          <draw:frame draw:style-name="gr2" draw:text-style-name="P2" draw:layer="layout" svg:width="1.408cm" svg:height="1.413cm" svg:x="11.045cm" svg:y="15.027cm">
            <draw:text-box>
              <text:p><text:span text:style-name="T1">CAN</text:span></text:p>
            </draw:text-box>
          </draw:frame>
        </draw:g>
        <draw:custom-shape draw:style-name="gr4" draw:text-style-name="P1" draw:layer="layout" svg:width="0.403cm" svg:height="6.97cm" svg:x="13.578cm" svg:y="8.75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1" draw:layer="layout" svg:width="3.186cm" svg:height="1.517cm" svg:x="12.199cm" svg:y="7.159cm">
          <text:p text:style-name="P3"><text:span text:style-name="T1">Ethernet-CAN</text:span></text:p>
          <text:p text:style-name="P3"><text:span text:style-name="T1">Gateway</text:span></text:p>
        </draw:rect>
        <draw:custom-shape draw:style-name="gr4" draw:text-style-name="P1" draw:layer="layout" svg:width="0.279cm" svg:height="1.136cm" svg:x="13.69cm" svg:y="6.02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5-31T04:58:05</meta:creation-date>
    <dc:date>2009-05-31T05:17:30</dc:date>
    <dc:creator>Bob Jacobsen</dc:creator>
    <meta:editing-duration>PT00H15M37S</meta:editing-duration>
    <meta:editing-cycles>6</meta:editing-cycles>
    <meta:generator>OpenOffice.org/3.1$Unix OpenOffice.org_project/310m11$Build-9399</meta:generator>
    <meta:document-statistic meta:object-count="35"/>
  </office:meta>
</office:document-meta>
</file>